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1021in" fo:margin-top="0in" fo:margin-bottom="0in" table:align="center" style:writing-mode="lr-tb"/>
    </style:style>
    <style:style style:name="Table1.A" style:family="table-column">
      <style:table-column-properties style:column-width="6.1021in"/>
    </style:style>
    <style:style style:name="Table1.1" style:family="table-row">
      <style:table-row-properties fo:keep-together="auto"/>
    </style:style>
    <style:style style:name="Table1.A1" style:family="table-cell">
      <style:table-cell-properties style:vertical-align="middle" fo:background-color="#f5f9fd" fo:padding-left="0.0694in" fo:padding-right="0.0694in" fo:padding-top="0.0625in" fo:padding-bottom="0.0625in" fo:border="0.5pt solid #000000" style:writing-mode="lr-tb">
        <style:background-image/>
      </style:table-cell-properties>
    </style:style>
    <style:style style:name="Table2" style:family="table">
      <style:table-properties style:width="6.1035in" fo:margin-top="0in" fo:margin-bottom="0in" table:align="center" style:writing-mode="lr-tb"/>
    </style:style>
    <style:style style:name="Table2.A" style:family="table-column">
      <style:table-column-properties style:column-width="1.9688in"/>
    </style:style>
    <style:style style:name="Table2.B" style:family="table-column">
      <style:table-column-properties style:column-width="4.1347in"/>
    </style:style>
    <style:style style:name="Table2.1" style:family="table-row">
      <style:table-row-properties fo:keep-together="auto"/>
    </style:style>
    <style:style style:name="Table2.A1" style:family="table-cell">
      <style:table-cell-properties style:vertical-align="middle" fo:background-color="#eaf1f8" fo:padding-left="0.0694in" fo:padding-right="0.0694in" fo:padding-top="0.0625in" fo:padding-bottom="0.0625in" fo:border="0.5pt solid #000000" style:writing-mode="lr-tb">
        <style:background-image/>
      </style:table-cell-properties>
    </style:style>
    <style:style style:name="Table2.A2" style:family="table-cell">
      <style:table-cell-properties style:vertical-align="middle" fo:padding-left="0.0694in" fo:padding-right="0.0694in" fo:padding-top="0.0625in" fo:padding-bottom="0.0625in" fo:border="0.5pt solid #000000" style:writing-mode="lr-tb"/>
    </style:style>
    <style:style style:name="Table2.B2" style:family="table-cell">
      <style:table-cell-properties style:vertical-align="middle" fo:padding-left="0.0694in" fo:padding-right="0.0694in" fo:padding-top="0.0625in" fo:padding-bottom="0.0625in" fo:border="0.5pt solid #000000" style:writing-mode="lr-tb"/>
    </style:style>
    <style:style style:name="Table2.A3" style:family="table-cell">
      <style:table-cell-properties style:vertical-align="middle" fo:padding-left="0.0694in" fo:padding-right="0.0694in" fo:padding-top="0.0625in" fo:padding-bottom="0.0625in" fo:border="0.5pt solid #000000" style:writing-mode="lr-tb"/>
    </style:style>
    <style:style style:name="Table2.B3" style:family="table-cell">
      <style:table-cell-properties style:vertical-align="middle" fo:padding-left="0.0694in" fo:padding-right="0.0694in" fo:padding-top="0.0625in" fo:padding-bottom="0.0625in" fo:border="0.5pt solid #000000" style:writing-mode="lr-tb"/>
    </style:style>
    <style:style style:name="Table2.A4" style:family="table-cell">
      <style:table-cell-properties style:vertical-align="middle" fo:padding-left="0.0694in" fo:padding-right="0.0694in" fo:padding-top="0.0625in" fo:padding-bottom="0.0625in" fo:border="0.5pt solid #000000" style:writing-mode="lr-tb"/>
    </style:style>
    <style:style style:name="Table2.B4" style:family="table-cell">
      <style:table-cell-properties style:vertical-align="middle" fo:padding-left="0.0694in" fo:padding-right="0.0694in" fo:padding-top="0.0625in" fo:padding-bottom="0.0625in" fo:border="0.5pt solid #000000" style:writing-mode="lr-tb"/>
    </style:style>
    <style:style style:name="Table2.A5" style:family="table-cell">
      <style:table-cell-properties style:vertical-align="middle" fo:padding-left="0.0694in" fo:padding-right="0.0694in" fo:padding-top="0.0625in" fo:padding-bottom="0.0625in" fo:border="0.5pt solid #000000" style:writing-mode="lr-tb"/>
    </style:style>
    <style:style style:name="Table2.B5" style:family="table-cell">
      <style:table-cell-properties style:vertical-align="middle" fo:padding-left="0.0694in" fo:padding-right="0.0694in" fo:padding-top="0.0625in" fo:padding-bottom="0.0625in" fo:border="0.5pt solid #000000" style:writing-mode="lr-tb"/>
    </style:style>
    <style:style style:name="Table2.A6" style:family="table-cell">
      <style:table-cell-properties style:vertical-align="middle" fo:padding-left="0.0694in" fo:padding-right="0.0694in" fo:padding-top="0.0625in" fo:padding-bottom="0.0625in" fo:border="0.5pt solid #000000" style:writing-mode="lr-tb"/>
    </style:style>
    <style:style style:name="Table2.B6" style:family="table-cell">
      <style:table-cell-properties style:vertical-align="middle" fo:padding-left="0.0694in" fo:padding-right="0.0694in" fo:padding-top="0.0625in" fo:padding-bottom="0.0625in" fo:border="0.5pt solid #000000" style:writing-mode="lr-tb"/>
    </style:style>
    <style:style style:name="Table3" style:family="table">
      <style:table-properties style:width="6.1021in" fo:margin-top="0in" fo:margin-bottom="0in" table:align="center" style:writing-mode="lr-tb"/>
    </style:style>
    <style:style style:name="Table3.A" style:family="table-column">
      <style:table-column-properties style:column-width="2.0472in"/>
    </style:style>
    <style:style style:name="Table3.B" style:family="table-column">
      <style:table-column-properties style:column-width="4.0549in"/>
    </style:style>
    <style:style style:name="Table3.1" style:family="table-row">
      <style:table-row-properties fo:keep-together="auto"/>
    </style:style>
    <style:style style:name="Table3.A1" style:family="table-cell">
      <style:table-cell-properties style:vertical-align="middle" fo:background-color="#eaf1f8" fo:padding-left="0.0694in" fo:padding-right="0.0694in" fo:padding-top="0.0625in" fo:padding-bottom="0.0625in" fo:border="0.5pt solid #000000" style:writing-mode="lr-tb">
        <style:background-image/>
      </style:table-cell-properties>
    </style:style>
    <style:style style:name="Table3.A2" style:family="table-cell">
      <style:table-cell-properties style:vertical-align="middle" fo:padding-left="0.0694in" fo:padding-right="0.0694in" fo:padding-top="0.0625in" fo:padding-bottom="0.0625in" fo:border="0.5pt solid #000000" style:writing-mode="lr-tb"/>
    </style:style>
    <style:style style:name="Table3.B2" style:family="table-cell">
      <style:table-cell-properties style:vertical-align="middle" fo:padding-left="0.0694in" fo:padding-right="0.0694in" fo:padding-top="0.0625in" fo:padding-bottom="0.0625in" fo:border="0.5pt solid #000000" style:writing-mode="lr-tb"/>
    </style:style>
    <style:style style:name="Table3.A3" style:family="table-cell">
      <style:table-cell-properties style:vertical-align="middle" fo:padding-left="0.0694in" fo:padding-right="0.0694in" fo:padding-top="0.0625in" fo:padding-bottom="0.0625in" fo:border="0.5pt solid #000000" style:writing-mode="lr-tb"/>
    </style:style>
    <style:style style:name="Table3.B3" style:family="table-cell">
      <style:table-cell-properties style:vertical-align="middle" fo:padding-left="0.0694in" fo:padding-right="0.0694in" fo:padding-top="0.0625in" fo:padding-bottom="0.0625in" fo:border="0.5pt solid #000000" style:writing-mode="lr-tb"/>
    </style:style>
    <style:style style:name="Table3.A4" style:family="table-cell">
      <style:table-cell-properties style:vertical-align="middle" fo:padding-left="0.0694in" fo:padding-right="0.0694in" fo:padding-top="0.0625in" fo:padding-bottom="0.0625in" fo:border="0.5pt solid #000000" style:writing-mode="lr-tb"/>
    </style:style>
    <style:style style:name="Table3.B4" style:family="table-cell">
      <style:table-cell-properties style:vertical-align="middle" fo:padding-left="0.0694in" fo:padding-right="0.0694in" fo:padding-top="0.0625in" fo:padding-bottom="0.0625in" fo:border="0.5pt solid #000000" style:writing-mode="lr-tb"/>
    </style:style>
    <style:style style:name="Table3.A5" style:family="table-cell">
      <style:table-cell-properties style:vertical-align="middle" fo:padding-left="0.0694in" fo:padding-right="0.0694in" fo:padding-top="0.0625in" fo:padding-bottom="0.0625in" fo:border="0.5pt solid #000000" style:writing-mode="lr-tb"/>
    </style:style>
    <style:style style:name="Table3.B5" style:family="table-cell">
      <style:table-cell-properties style:vertical-align="middle" fo:padding-left="0.0694in" fo:padding-right="0.0694in" fo:padding-top="0.0625in" fo:padding-bottom="0.0625in" fo:border="0.5pt solid #000000" style:writing-mode="lr-tb"/>
    </style:style>
    <style:style style:name="Table3.A6" style:family="table-cell">
      <style:table-cell-properties style:vertical-align="middle" fo:padding-left="0.0694in" fo:padding-right="0.0694in" fo:padding-top="0.0625in" fo:padding-bottom="0.0625in" fo:border="0.5pt solid #000000" style:writing-mode="lr-tb"/>
    </style:style>
    <style:style style:name="Table3.B6" style:family="table-cell">
      <style:table-cell-properties style:vertical-align="middle" fo:padding-left="0.0694in" fo:padding-right="0.0694in" fo:padding-top="0.0625in" fo:padding-bottom="0.0625in" fo:border="0.5pt solid #000000" style:writing-mode="lr-tb"/>
    </style:style>
    <style:style style:name="Table4" style:family="table">
      <style:table-properties style:width="6.1035in" fo:margin-top="0in" fo:margin-bottom="0in" table:align="center" style:writing-mode="lr-tb"/>
    </style:style>
    <style:style style:name="Table4.A" style:family="table-column">
      <style:table-column-properties style:column-width="2.3625in"/>
    </style:style>
    <style:style style:name="Table4.B" style:family="table-column">
      <style:table-column-properties style:column-width="3.741in"/>
    </style:style>
    <style:style style:name="Table4.1" style:family="table-row">
      <style:table-row-properties fo:keep-together="auto"/>
    </style:style>
    <style:style style:name="Table4.A1" style:family="table-cell">
      <style:table-cell-properties style:vertical-align="middle" fo:background-color="#eaf1f8" fo:padding-left="0.0694in" fo:padding-right="0.0694in" fo:padding-top="0.0625in" fo:padding-bottom="0.0625in" fo:border="0.5pt solid #000000" style:writing-mode="lr-tb">
        <style:background-image/>
      </style:table-cell-properties>
    </style:style>
    <style:style style:name="Table4.A2" style:family="table-cell">
      <style:table-cell-properties style:vertical-align="middle" fo:padding-left="0.0694in" fo:padding-right="0.0694in" fo:padding-top="0.0625in" fo:padding-bottom="0.0625in" fo:border="0.5pt solid #000000" style:writing-mode="lr-tb"/>
    </style:style>
    <style:style style:name="Table4.B2" style:family="table-cell">
      <style:table-cell-properties style:vertical-align="middle" fo:padding-left="0.0694in" fo:padding-right="0.0694in" fo:padding-top="0.0625in" fo:padding-bottom="0.0625in" fo:border="0.5pt solid #000000" style:writing-mode="lr-tb"/>
    </style:style>
    <style:style style:name="Table4.A3" style:family="table-cell">
      <style:table-cell-properties style:vertical-align="middle" fo:padding-left="0.0694in" fo:padding-right="0.0694in" fo:padding-top="0.0625in" fo:padding-bottom="0.0625in" fo:border="0.5pt solid #000000" style:writing-mode="lr-tb"/>
    </style:style>
    <style:style style:name="Table4.B3" style:family="table-cell">
      <style:table-cell-properties style:vertical-align="middle" fo:padding-left="0.0694in" fo:padding-right="0.0694in" fo:padding-top="0.0625in" fo:padding-bottom="0.0625in" fo:border="0.5pt solid #000000" style:writing-mode="lr-tb"/>
    </style:style>
    <style:style style:name="Table4.A4" style:family="table-cell">
      <style:table-cell-properties style:vertical-align="middle" fo:padding-left="0.0694in" fo:padding-right="0.0694in" fo:padding-top="0.0625in" fo:padding-bottom="0.0625in" fo:border="0.5pt solid #000000" style:writing-mode="lr-tb"/>
    </style:style>
    <style:style style:name="Table4.B4" style:family="table-cell">
      <style:table-cell-properties style:vertical-align="middle" fo:padding-left="0.0694in" fo:padding-right="0.0694in" fo:padding-top="0.0625in" fo:padding-bottom="0.0625in" fo:border="0.5pt solid #000000" style:writing-mode="lr-tb"/>
    </style:style>
    <style:style style:name="Table4.A5" style:family="table-cell">
      <style:table-cell-properties style:vertical-align="middle" fo:padding-left="0.0694in" fo:padding-right="0.0694in" fo:padding-top="0.0625in" fo:padding-bottom="0.0625in" fo:border="0.5pt solid #000000" style:writing-mode="lr-tb"/>
    </style:style>
    <style:style style:name="Table4.B5" style:family="table-cell">
      <style:table-cell-properties style:vertical-align="middle" fo:padding-left="0.0694in" fo:padding-right="0.0694in" fo:padding-top="0.0625in" fo:padding-bottom="0.0625in" fo:border="0.5pt solid #000000" style:writing-mode="lr-tb"/>
    </style:style>
    <style:style style:name="Table4.A6" style:family="table-cell">
      <style:table-cell-properties style:vertical-align="middle" fo:padding-left="0.0694in" fo:padding-right="0.0694in" fo:padding-top="0.0625in" fo:padding-bottom="0.0625in" fo:border="0.5pt solid #000000" style:writing-mode="lr-tb"/>
    </style:style>
    <style:style style:name="Table4.B6" style:family="table-cell">
      <style:table-cell-properties style:vertical-align="middle" fo:padding-left="0.0694in" fo:padding-right="0.0694in" fo:padding-top="0.0625in" fo:padding-bottom="0.0625in" fo:border="0.5pt solid #000000" style:writing-mode="lr-tb"/>
    </style:style>
    <style:style style:name="Table5" style:family="table">
      <style:table-properties style:width="6.1021in" fo:margin-top="0in" fo:margin-bottom="0in" table:align="center" style:writing-mode="lr-tb"/>
    </style:style>
    <style:style style:name="Table5.A" style:family="table-column">
      <style:table-column-properties style:column-width="2.559in"/>
    </style:style>
    <style:style style:name="Table5.B" style:family="table-column">
      <style:table-column-properties style:column-width="3.5431in"/>
    </style:style>
    <style:style style:name="Table5.1" style:family="table-row">
      <style:table-row-properties fo:keep-together="auto"/>
    </style:style>
    <style:style style:name="Table5.A1" style:family="table-cell">
      <style:table-cell-properties style:vertical-align="middle" fo:background-color="#eaf1f8" fo:padding-left="0.0694in" fo:padding-right="0.0694in" fo:padding-top="0.0625in" fo:padding-bottom="0.0625in" fo:border="0.5pt solid #000000" style:writing-mode="lr-tb">
        <style:background-image/>
      </style:table-cell-properties>
    </style:style>
    <style:style style:name="Table5.A2" style:family="table-cell">
      <style:table-cell-properties style:vertical-align="middle" fo:padding-left="0.0694in" fo:padding-right="0.0694in" fo:padding-top="0.0625in" fo:padding-bottom="0.0625in" fo:border="0.5pt solid #000000" style:writing-mode="lr-tb"/>
    </style:style>
    <style:style style:name="Table5.B2" style:family="table-cell">
      <style:table-cell-properties style:vertical-align="middle" fo:padding-left="0.0694in" fo:padding-right="0.0694in" fo:padding-top="0.0625in" fo:padding-bottom="0.0625in" fo:border="0.5pt solid #000000" style:writing-mode="lr-tb"/>
    </style:style>
    <style:style style:name="Table5.A3" style:family="table-cell">
      <style:table-cell-properties style:vertical-align="middle" fo:padding-left="0.0694in" fo:padding-right="0.0694in" fo:padding-top="0.0625in" fo:padding-bottom="0.0625in" fo:border="0.5pt solid #000000" style:writing-mode="lr-tb"/>
    </style:style>
    <style:style style:name="Table5.B3" style:family="table-cell">
      <style:table-cell-properties style:vertical-align="middle" fo:padding-left="0.0694in" fo:padding-right="0.0694in" fo:padding-top="0.0625in" fo:padding-bottom="0.0625in" fo:border="0.5pt solid #000000" style:writing-mode="lr-tb"/>
    </style:style>
    <style:style style:name="Table5.A4" style:family="table-cell">
      <style:table-cell-properties style:vertical-align="middle" fo:padding-left="0.0694in" fo:padding-right="0.0694in" fo:padding-top="0.0625in" fo:padding-bottom="0.0625in" fo:border="0.5pt solid #000000" style:writing-mode="lr-tb"/>
    </style:style>
    <style:style style:name="Table5.B4" style:family="table-cell">
      <style:table-cell-properties style:vertical-align="middle" fo:padding-left="0.0694in" fo:padding-right="0.0694in" fo:padding-top="0.0625in" fo:padding-bottom="0.0625in" fo:border="0.5pt solid #000000" style:writing-mode="lr-tb"/>
    </style:style>
    <style:style style:name="Table5.A5" style:family="table-cell">
      <style:table-cell-properties style:vertical-align="middle" fo:padding-left="0.0694in" fo:padding-right="0.0694in" fo:padding-top="0.0625in" fo:padding-bottom="0.0625in" fo:border="0.5pt solid #000000" style:writing-mode="lr-tb"/>
    </style:style>
    <style:style style:name="Table5.B5" style:family="table-cell">
      <style:table-cell-properties style:vertical-align="middle" fo:padding-left="0.0694in" fo:padding-right="0.0694in" fo:padding-top="0.0625in" fo:padding-bottom="0.0625in" fo:border="0.5pt solid #000000" style:writing-mode="lr-tb"/>
    </style:style>
    <style:style style:name="Table6" style:family="table">
      <style:table-properties style:width="6.1035in" fo:margin-top="0in" fo:margin-bottom="0in" table:align="center" style:writing-mode="lr-tb"/>
    </style:style>
    <style:style style:name="Table6.A" style:family="table-column">
      <style:table-column-properties style:column-width="1.575in"/>
    </style:style>
    <style:style style:name="Table6.B" style:family="table-column">
      <style:table-column-properties style:column-width="4.5285in"/>
    </style:style>
    <style:style style:name="Table6.1" style:family="table-row">
      <style:table-row-properties fo:keep-together="auto"/>
    </style:style>
    <style:style style:name="Table6.A1" style:family="table-cell">
      <style:table-cell-properties style:vertical-align="middle" fo:background-color="#eaf1f8" fo:padding-left="0.0694in" fo:padding-right="0.0694in" fo:padding-top="0.0625in" fo:padding-bottom="0.0625in" fo:border="0.5pt solid #000000" style:writing-mode="lr-tb">
        <style:background-image/>
      </style:table-cell-properties>
    </style:style>
    <style:style style:name="Table6.A2" style:family="table-cell">
      <style:table-cell-properties style:vertical-align="middle" fo:padding-left="0.0694in" fo:padding-right="0.0694in" fo:padding-top="0.0625in" fo:padding-bottom="0.0625in" fo:border="0.5pt solid #000000" style:writing-mode="lr-tb"/>
    </style:style>
    <style:style style:name="Table6.B2" style:family="table-cell">
      <style:table-cell-properties style:vertical-align="middle" fo:padding-left="0.0694in" fo:padding-right="0.0694in" fo:padding-top="0.0625in" fo:padding-bottom="0.0625in" fo:border="0.5pt solid #000000" style:writing-mode="lr-tb"/>
    </style:style>
    <style:style style:name="Table6.A3" style:family="table-cell">
      <style:table-cell-properties style:vertical-align="middle" fo:padding-left="0.0694in" fo:padding-right="0.0694in" fo:padding-top="0.0625in" fo:padding-bottom="0.0625in" fo:border="0.5pt solid #000000" style:writing-mode="lr-tb"/>
    </style:style>
    <style:style style:name="Table6.B3" style:family="table-cell">
      <style:table-cell-properties style:vertical-align="middle" fo:padding-left="0.0694in" fo:padding-right="0.0694in" fo:padding-top="0.0625in" fo:padding-bottom="0.0625in" fo:border="0.5pt solid #000000" style:writing-mode="lr-tb"/>
    </style:style>
    <style:style style:name="Table6.A4" style:family="table-cell">
      <style:table-cell-properties style:vertical-align="middle" fo:padding-left="0.0694in" fo:padding-right="0.0694in" fo:padding-top="0.0625in" fo:padding-bottom="0.0625in" fo:border="0.5pt solid #000000" style:writing-mode="lr-tb"/>
    </style:style>
    <style:style style:name="Table6.B4" style:family="table-cell">
      <style:table-cell-properties style:vertical-align="middle" fo:padding-left="0.0694in" fo:padding-right="0.0694in" fo:padding-top="0.0625in" fo:padding-bottom="0.0625in" fo:border="0.5pt solid #000000" style:writing-mode="lr-tb"/>
    </style:style>
    <style:style style:name="Table6.A5" style:family="table-cell">
      <style:table-cell-properties style:vertical-align="middle" fo:padding-left="0.0694in" fo:padding-right="0.0694in" fo:padding-top="0.0625in" fo:padding-bottom="0.0625in" fo:border="0.5pt solid #000000" style:writing-mode="lr-tb"/>
    </style:style>
    <style:style style:name="Table6.B5" style:family="table-cell">
      <style:table-cell-properties style:vertical-align="middle" fo:padding-left="0.0694in" fo:padding-right="0.0694in" fo:padding-top="0.0625in" fo:padding-bottom="0.0625in" fo:border="0.5pt solid #000000" style:writing-mode="lr-tb"/>
    </style:style>
    <style:style style:name="Table6.A6" style:family="table-cell">
      <style:table-cell-properties style:vertical-align="middle" fo:padding-left="0.0694in" fo:padding-right="0.0694in" fo:padding-top="0.0625in" fo:padding-bottom="0.0625in" fo:border="0.5pt solid #000000" style:writing-mode="lr-tb"/>
    </style:style>
    <style:style style:name="Table6.B6" style:family="table-cell">
      <style:table-cell-properties style:vertical-align="middle" fo:padding-left="0.0694in" fo:padding-right="0.0694in" fo:padding-top="0.0625in" fo:padding-bottom="0.0625in" fo:border="0.5pt solid #000000" style:writing-mode="lr-tb"/>
    </style:style>
    <style:style style:name="Table6.A7" style:family="table-cell">
      <style:table-cell-properties style:vertical-align="middle" fo:padding-left="0.0694in" fo:padding-right="0.0694in" fo:padding-top="0.0625in" fo:padding-bottom="0.0625in" fo:border="0.5pt solid #000000" style:writing-mode="lr-tb"/>
    </style:style>
    <style:style style:name="Table6.B7" style:family="table-cell">
      <style:table-cell-properties style:vertical-align="middle" fo:padding-left="0.0694in" fo:padding-right="0.0694in" fo:padding-top="0.0625in" fo:padding-bottom="0.0625in" fo:border="0.5pt solid #000000" style:writing-mode="lr-tb"/>
    </style:style>
    <style:style style:name="Table6.A8" style:family="table-cell">
      <style:table-cell-properties style:vertical-align="middle" fo:padding-left="0.0694in" fo:padding-right="0.0694in" fo:padding-top="0.0625in" fo:padding-bottom="0.0625in" fo:border="0.5pt solid #000000" style:writing-mode="lr-tb"/>
    </style:style>
    <style:style style:name="Table6.B8" style:family="table-cell">
      <style:table-cell-properties style:vertical-align="middle" fo:padding-left="0.0694in" fo:padding-right="0.0694in" fo:padding-top="0.0625in" fo:padding-bottom="0.0625in" fo:border="0.5pt solid #000000" style:writing-mode="lr-tb"/>
    </style:style>
    <style:style style:name="Table6.A9" style:family="table-cell">
      <style:table-cell-properties style:vertical-align="middle" fo:padding-left="0.0694in" fo:padding-right="0.0694in" fo:padding-top="0.0625in" fo:padding-bottom="0.0625in" fo:border="0.5pt solid #000000" style:writing-mode="lr-tb"/>
    </style:style>
    <style:style style:name="Table6.B9" style:family="table-cell">
      <style:table-cell-properties style:vertical-align="middle" fo:padding-left="0.0694in" fo:padding-right="0.0694in" fo:padding-top="0.0625in" fo:padding-bottom="0.0625in" fo:border="0.5pt solid #000000" style:writing-mode="lr-tb"/>
    </style:style>
    <style:style style:name="Table7" style:family="table">
      <style:table-properties style:width="6.1021in" fo:margin-top="0in" fo:margin-bottom="0in" table:align="center" style:writing-mode="lr-tb"/>
    </style:style>
    <style:style style:name="Table7.A" style:family="table-column">
      <style:table-column-properties style:column-width="2.0472in"/>
    </style:style>
    <style:style style:name="Table7.B" style:family="table-column">
      <style:table-column-properties style:column-width="4.0549in"/>
    </style:style>
    <style:style style:name="Table7.1" style:family="table-row">
      <style:table-row-properties fo:keep-together="auto"/>
    </style:style>
    <style:style style:name="Table7.A1" style:family="table-cell">
      <style:table-cell-properties style:vertical-align="middle" fo:background-color="#eaf1f8" fo:padding-left="0.0694in" fo:padding-right="0.0694in" fo:padding-top="0.0625in" fo:padding-bottom="0.0625in" fo:border="0.5pt solid #000000" style:writing-mode="lr-tb">
        <style:background-image/>
      </style:table-cell-properties>
    </style:style>
    <style:style style:name="Table7.A2" style:family="table-cell">
      <style:table-cell-properties style:vertical-align="middle" fo:padding-left="0.0694in" fo:padding-right="0.0694in" fo:padding-top="0.0625in" fo:padding-bottom="0.0625in" fo:border="0.5pt solid #000000" style:writing-mode="lr-tb"/>
    </style:style>
    <style:style style:name="Table7.B2" style:family="table-cell">
      <style:table-cell-properties style:vertical-align="middle" fo:padding-left="0.0694in" fo:padding-right="0.0694in" fo:padding-top="0.0625in" fo:padding-bottom="0.0625in" fo:border="0.5pt solid #000000" style:writing-mode="lr-tb"/>
    </style:style>
    <style:style style:name="Table7.A3" style:family="table-cell">
      <style:table-cell-properties style:vertical-align="middle" fo:padding-left="0.0694in" fo:padding-right="0.0694in" fo:padding-top="0.0625in" fo:padding-bottom="0.0625in" fo:border="0.5pt solid #000000" style:writing-mode="lr-tb"/>
    </style:style>
    <style:style style:name="Table7.B3" style:family="table-cell">
      <style:table-cell-properties style:vertical-align="middle" fo:padding-left="0.0694in" fo:padding-right="0.0694in" fo:padding-top="0.0625in" fo:padding-bottom="0.0625in" fo:border="0.5pt solid #000000" style:writing-mode="lr-tb"/>
    </style:style>
    <style:style style:name="Table7.A4" style:family="table-cell">
      <style:table-cell-properties style:vertical-align="middle" fo:padding-left="0.0694in" fo:padding-right="0.0694in" fo:padding-top="0.0625in" fo:padding-bottom="0.0625in" fo:border="0.5pt solid #000000" style:writing-mode="lr-tb"/>
    </style:style>
    <style:style style:name="Table7.B4" style:family="table-cell">
      <style:table-cell-properties style:vertical-align="middle" fo:padding-left="0.0694in" fo:padding-right="0.0694in" fo:padding-top="0.0625in" fo:padding-bottom="0.0625in" fo:border="0.5pt solid #000000" style:writing-mode="lr-tb"/>
    </style:style>
    <style:style style:name="Table7.A5" style:family="table-cell">
      <style:table-cell-properties style:vertical-align="middle" fo:padding-left="0.0694in" fo:padding-right="0.0694in" fo:padding-top="0.0625in" fo:padding-bottom="0.0625in" fo:border="0.5pt solid #000000" style:writing-mode="lr-tb"/>
    </style:style>
    <style:style style:name="Table7.B5" style:family="table-cell">
      <style:table-cell-properties style:vertical-align="middle" fo:padding-left="0.0694in" fo:padding-right="0.0694in" fo:padding-top="0.0625in" fo:padding-bottom="0.0625in" fo:border="0.5pt solid #000000" style:writing-mode="lr-tb"/>
    </style:style>
    <style:style style:name="Table7.A6" style:family="table-cell">
      <style:table-cell-properties style:vertical-align="middle" fo:padding-left="0.0694in" fo:padding-right="0.0694in" fo:padding-top="0.0625in" fo:padding-bottom="0.0625in" fo:border="0.5pt solid #000000" style:writing-mode="lr-tb"/>
    </style:style>
    <style:style style:name="Table7.B6" style:family="table-cell">
      <style:table-cell-properties style:vertical-align="middle" fo:padding-left="0.0694in" fo:padding-right="0.0694in" fo:padding-top="0.0625in" fo:padding-bottom="0.0625in" fo:border="0.5pt solid #000000" style:writing-mode="lr-tb"/>
    </style:style>
    <style:style style:name="P1" style:family="paragraph" style:parent-style-name="Standard">
      <style:paragraph-properties fo:text-align="center" style:justify-single-word="false"/>
      <style:text-properties fo:color="#1f4e79" loext:opacity="100%" style:font-name="Aptos Display" fo:font-size="24pt" fo:font-weight="bold" style:font-size-asian="24pt" style:font-weight-asian="bold"/>
    </style:style>
    <style:style style:name="P2" style:family="paragraph" style:parent-style-name="Standard">
      <style:paragraph-properties fo:text-align="center" style:justify-single-word="false"/>
      <style:text-properties fo:font-size="15pt" fo:font-weight="bold" style:font-size-asian="15pt" style:font-weight-asian="bold"/>
    </style:style>
    <style:style style:name="P3" style:family="paragraph" style:parent-style-name="Standard">
      <style:paragraph-properties fo:text-align="center" style:justify-single-word="false"/>
      <style:text-properties fo:font-size="10.5pt" fo:font-style="italic" style:font-size-asian="10.5pt" style:font-style-asian="italic"/>
    </style:style>
    <style:style style:name="P4" style:family="paragraph" style:parent-style-name="Standard">
      <style:paragraph-properties fo:margin-top="0.0138in" fo:margin-bottom="0.028in" style:contextual-spacing="false" fo:line-height="100%" fo:text-align="start" style:justify-single-word="false" fo:orphans="2" fo:widows="2"/>
      <style:text-properties fo:font-size="9.5pt" fo:language="en" fo:country="US" fo:font-weight="bold" style:letter-kerning="false" style:font-name-asian="ＭＳ 明朝" style:font-size-asian="9.5pt" style:language-asian="en" style:country-asian="US" style:font-weight-asian="bold" style:font-size-complex="11pt" style:language-complex="ar" style:country-complex="SA"/>
    </style:style>
    <style:style style:name="P5" style:family="paragraph" style:parent-style-name="Heading_20_1">
      <style:paragraph-properties fo:margin-top="0in" fo:margin-bottom="0.0555in" style:contextual-spacing="false" fo:break-before="page"/>
    </style:style>
    <style:style style:name="P6" style:family="paragraph" style:parent-style-name="Standard">
      <style:paragraph-properties fo:margin-top="0.0138in" fo:margin-bottom="0.028in" style:contextual-spacing="false" fo:line-height="100%" fo:text-align="start" style:justify-single-word="false" fo:orphans="2" fo:widows="2"/>
      <style:text-properties fo:font-size="9.5pt" fo:language="en" fo:country="US" style:letter-kerning="false" style:font-name-asian="ＭＳ 明朝" style:font-size-asian="9.5pt" style:language-asian="en" style:country-asian="US" style:font-size-complex="11pt" style:language-complex="ar" style:country-complex="SA"/>
    </style:style>
    <style:style style:name="P7" style:family="paragraph" style:parent-style-name="Numbering_20_1" style:list-style-name="WWNum5"/>
    <style:style style:name="P8" style:family="paragraph" style:parent-style-name="List_20_1" style:list-style-name="WWNum1"/>
    <style:style style:name="P9" style:family="paragraph" style:parent-style-name="Numbering_20_1" style:list-style-name="L1"/>
    <style:style style:name="P10" style:family="paragraph" style:parent-style-name="Numbering_20_1" style:list-style-name="L2"/>
    <style:style style:name="P11" style:family="paragraph" style:parent-style-name="Numbering_20_1" style:list-style-name="L3"/>
    <style:style style:name="P12" style:family="paragraph" style:parent-style-name="Numbering_20_1" style:list-style-name="L4"/>
    <style:style style:name="P13" style:family="paragraph" style:parent-style-name="Numbering_20_1" style:list-style-name="L5"/>
    <style:style style:name="P14" style:family="paragraph" style:parent-style-name="Numbering_20_1" style:list-style-name="L6"/>
    <style:style style:name="P15" style:family="paragraph" style:parent-style-name="Standard">
      <style:paragraph-properties fo:text-align="center" style:justify-single-word="false"/>
      <style:text-properties fo:color="#666666" loext:opacity="100%" fo:font-size="8.5pt" fo:font-style="italic" style:font-size-asian="8.5pt" style:font-style-asian="italic"/>
    </style:style>
    <style:style style:name="T1" style:family="text">
      <style:text-properties officeooo:rsid="001b217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ro-CT Ring Removal</text:p>
      <text:p text:style-name="P2">User Manual</text:p>
      <text:p text:style-name="P3">Current GUI version</text:p>
      <text:p text:style-name="Standard"/>
      <text:p text:style-name="Standard"/>
      <table:table table:name="Table1" table:style-name="Table1">
        <table:table-column table:style-name="Table1.A"/>
        <table:table-row table:style-name="Table1.1">
          <table:table-cell table:style-name="Table1.A1" office:value-type="string">
            <text:p text:style-name="P4">Purpose<text:line-break/>This manual explains how to use the graphical interface to reduce ring artefacts in micro-CT projection data, from selecting input folders to reviewing job progress and output messages.</text:p>
          </table:table-cell>
        </table:table-row>
      </table:table>
      <text:p text:style-name="Standard"/>
      <text:h text:style-name="P5" text:outline-level="1">1. What the software does</text:h>
      <text:p text:style-name="Text_20_body">Micro-CT Ring Removal is a graphical tool for reducing ring artefacts in micro-CT projection data <text:span text:style-name="T1">based on algotom algorithms (https://algotom.readthedocs.io/en/latest/)</text:span>. The program lets you select one or more folders containing projection images, choose an output location, define correction settings, and run the selected jobs from a single interface.</text:p>
      <text:p text:style-name="Text_20_body">Each selected input folder is processed as a separate job. All jobs in the same run use the algorithm and output settings that are active in the GUI when processing starts.</text:p>
      <text:h text:style-name="Heading_20_1" text:outline-level="1">2. Main window overview</text:h>
      <text:p text:style-name="Text_20_body">The main window is divided into five sections:</text:p>
      <table:table table:name="Table2" table:style-name="Table2">
        <table:table-column table:style-name="Table2.A"/>
        <table:table-column table:style-name="Table2.B"/>
        <table:table-row table:style-name="Table2.1">
          <table:table-cell table:style-name="Table2.A1" office:value-type="string">
            <text:p text:style-name="P4">Section</text:p>
          </table:table-cell>
          <table:table-cell table:style-name="Table2.A1" office:value-type="string">
            <text:p text:style-name="P4">Purpose</text:p>
          </table:table-cell>
        </table:table-row>
        <table:table-row table:style-name="Table2.1">
          <table:table-cell table:style-name="Table2.A2" office:value-type="string">
            <text:p text:style-name="P6">Input projection folders</text:p>
          </table:table-cell>
          <table:table-cell table:style-name="Table2.B2" office:value-type="string">
            <text:p text:style-name="P6">Add and manage the folders that contain projection images to be corrected.</text:p>
          </table:table-cell>
        </table:table-row>
        <table:table-row table:style-name="Table2.1">
          <table:table-cell table:style-name="Table2.A3" office:value-type="string">
            <text:p text:style-name="P6">Output</text:p>
          </table:table-cell>
          <table:table-cell table:style-name="Table2.B3" office:value-type="string">
            <text:p text:style-name="P6">Choose where corrected data will be saved and how the output folder is created.</text:p>
          </table:table-cell>
        </table:table-row>
        <table:table-row table:style-name="Table2.1">
          <table:table-cell table:style-name="Table2.A4" office:value-type="string">
            <text:p text:style-name="P6">Algorithm</text:p>
          </table:table-cell>
          <table:table-cell table:style-name="Table2.B4" office:value-type="string">
            <text:p text:style-name="P6">Select the correction mode, the correction method, and any method-specific parameters.</text:p>
          </table:table-cell>
        </table:table-row>
        <table:table-row table:style-name="Table2.1">
          <table:table-cell table:style-name="Table2.A5" office:value-type="string">
            <text:p text:style-name="P6">Run</text:p>
          </table:table-cell>
          <table:table-cell table:style-name="Table2.B5" office:value-type="string">
            <text:p text:style-name="P6">Start the selected jobs and monitor the progress bar.</text:p>
          </table:table-cell>
        </table:table-row>
        <table:table-row table:style-name="Table2.1">
          <table:table-cell table:style-name="Table2.A6" office:value-type="string">
            <text:p text:style-name="P6">Log</text:p>
          </table:table-cell>
          <table:table-cell table:style-name="Table2.B6" office:value-type="string">
            <text:p text:style-name="P6">Review status messages, success notices, and error details.</text:p>
          </table:table-cell>
        </table:table-row>
      </table:table>
      <text:h text:style-name="Heading_20_1" text:outline-level="1">3. Input projection folders</text:h>
      <text:p text:style-name="Text_20_body">The Input projection folders section defines which datasets will be processed.</text:p>
      <table:table table:name="Table3" table:style-name="Table3">
        <table:table-column table:style-name="Table3.A"/>
        <table:table-column table:style-name="Table3.B"/>
        <table:table-row table:style-name="Table3.1">
          <table:table-cell table:style-name="Table3.A1" office:value-type="string">
            <text:p text:style-name="P4">Control</text:p>
          </table:table-cell>
          <table:table-cell table:style-name="Table3.A1" office:value-type="string">
            <text:p text:style-name="P4">Description</text:p>
          </table:table-cell>
        </table:table-row>
        <table:table-row table:style-name="Table3.1">
          <table:table-cell table:style-name="Table3.A2" office:value-type="string">
            <text:p text:style-name="P6">Add folder(s)</text:p>
          </table:table-cell>
          <table:table-cell table:style-name="Table3.B2" office:value-type="string">
            <text:p text:style-name="P6">Adds one projection folder to the processing list.</text:p>
          </table:table-cell>
        </table:table-row>
        <table:table-row table:style-name="Table3.1">
          <table:table-cell table:style-name="Table3.A3" office:value-type="string">
            <text:p text:style-name="P6">Remove selected</text:p>
          </table:table-cell>
          <table:table-cell table:style-name="Table3.B3" office:value-type="string">
            <text:p text:style-name="P6">Removes the highlighted folder from the list.</text:p>
          </table:table-cell>
        </table:table-row>
        <table:table-row table:style-name="Table3.1">
          <table:table-cell table:style-name="Table3.A4" office:value-type="string">
            <text:p text:style-name="P6">Clear</text:p>
          </table:table-cell>
          <table:table-cell table:style-name="Table3.B4" office:value-type="string">
            <text:p text:style-name="P6">Removes all folders from the list.</text:p>
          </table:table-cell>
        </table:table-row>
        <table:table-row table:style-name="Table3.1">
          <table:table-cell table:style-name="Table3.A5" office:value-type="string">
            <text:p text:style-name="P6">Glob pattern</text:p>
          </table:table-cell>
          <table:table-cell table:style-name="Table3.B5" office:value-type="string">
            <text:p text:style-name="P6">Defines which files inside the folder are treated as input images.</text:p>
          </table:table-cell>
        </table:table-row>
        <table:table-row table:style-name="Table3.1">
          <table:table-cell table:style-name="Table3.A6" office:value-type="string">
            <text:p text:style-name="P6">Recursive</text:p>
          </table:table-cell>
          <table:table-cell table:style-name="Table3.B6" office:value-type="string">
            <text:p text:style-name="P6">Searches subfolders when enabled.</text:p>
          </table:table-cell>
        </table:table-row>
      </table:table>
      <text:p text:style-name="Text_20_body">The default glob pattern is tomo_*.tif. This matches file names such as tomo_0001.tif, tomo_0002.tif, and similar TIFF sequences.</text:p>
      <text:h text:style-name="Heading_20_2" text:outline-level="2">How to use this section</text:h>
      <text:list xml:id="list3343775966" text:style-name="WWNum5">
        <text:list-item>
          <text:p text:style-name="P7">Click Add folder(s).</text:p>
        </text:list-item>
        <text:list-item>
          <text:p text:style-name="P7">Select a folder that contains the projection TIFF files you want to process.</text:p>
        </text:list-item>
        <text:list-item>
          <text:p text:style-name="P7">Repeat the step if you want to queue several folders in one run.</text:p>
        </text:list-item>
        <text:list-item>
          <text:p text:style-name="P7">Change the Glob pattern if your files use a different naming scheme.</text:p>
        </text:list-item>
        <text:list-item>
          <text:p text:style-name="P7">Enable Recursive only when the projection images are stored in nested subfolders.</text:p>
        </text:list-item>
      </text:list>
      <text:h text:style-name="Heading_20_1" text:outline-level="1">4. Output section</text:h>
      <text:p text:style-name="Text_20_body">The Output section controls where corrected results are written.</text:p>
      <table:table table:name="Table4" table:style-name="Table4">
        <table:table-column table:style-name="Table4.A"/>
        <table:table-column table:style-name="Table4.B"/>
        <text:soft-page-break/>
        <table:table-row table:style-name="Table4.1">
          <table:table-cell table:style-name="Table4.A1" office:value-type="string">
            <text:p text:style-name="P4">Option</text:p>
          </table:table-cell>
          <table:table-cell table:style-name="Table4.A1" office:value-type="string">
            <text:p text:style-name="P4">Description</text:p>
          </table:table-cell>
        </table:table-row>
        <table:table-row table:style-name="Table4.1">
          <table:table-cell table:style-name="Table4.A2" office:value-type="string">
            <text:p text:style-name="P6">Save mode</text:p>
          </table:table-cell>
          <table:table-cell table:style-name="Table4.B2" office:value-type="string">
            <text:p text:style-name="P6">Chooses the output location strategy.</text:p>
          </table:table-cell>
        </table:table-row>
        <table:table-row table:style-name="Table4.1">
          <table:table-cell table:style-name="Table4.A3" office:value-type="string">
            <text:p text:style-name="P6">Created folder name</text:p>
          </table:table-cell>
          <table:table-cell table:style-name="Table4.B3" office:value-type="string">
            <text:p text:style-name="P6">Sets the name of the output folder created for corrected data.</text:p>
          </table:table-cell>
        </table:table-row>
        <table:table-row table:style-name="Table4.1">
          <table:table-cell table:style-name="Table4.A4" office:value-type="string">
            <text:p text:style-name="P6">Custom output / Browse...</text:p>
          </table:table-cell>
          <table:table-cell table:style-name="Table4.B4" office:value-type="string">
            <text:p text:style-name="P6">Lets you choose an exact destination when Save mode is set to Custom folder.</text:p>
          </table:table-cell>
        </table:table-row>
        <table:table-row table:style-name="Table4.1">
          <table:table-cell table:style-name="Table4.A5" office:value-type="string">
            <text:p text:style-name="P6">Overwrite output files</text:p>
          </table:table-cell>
          <table:table-cell table:style-name="Table4.B5" office:value-type="string">
            <text:p text:style-name="P6">Allows existing output files to be replaced.</text:p>
          </table:table-cell>
        </table:table-row>
        <table:table-row table:style-name="Table4.1">
          <table:table-cell table:style-name="Table4.A6" office:value-type="string">
            <text:p text:style-name="P6">Keep temporary sinogram files</text:p>
          </table:table-cell>
          <table:table-cell table:style-name="Table4.B6" office:value-type="string">
            <text:p text:style-name="P6">Preserves temporary sinogram files after processing.</text:p>
          </table:table-cell>
        </table:table-row>
      </table:table>
      <text:h text:style-name="Heading_20_2" text:outline-level="2">Available save modes</text:h>
      <table:table table:name="Table5" table:style-name="Table5">
        <table:table-column table:style-name="Table5.A"/>
        <table:table-column table:style-name="Table5.B"/>
        <table:table-row table:style-name="Table5.1">
          <table:table-cell table:style-name="Table5.A1" office:value-type="string">
            <text:p text:style-name="P4">Save mode</text:p>
          </table:table-cell>
          <table:table-cell table:style-name="Table5.A1" office:value-type="string">
            <text:p text:style-name="P4">Meaning</text:p>
          </table:table-cell>
        </table:table-row>
        <table:table-row table:style-name="Table5.1">
          <table:table-cell table:style-name="Table5.A2" office:value-type="string">
            <text:p text:style-name="P6">Inside input folder</text:p>
          </table:table-cell>
          <table:table-cell table:style-name="Table5.B2" office:value-type="string">
            <text:p text:style-name="P6">Creates the corrected result inside the selected input folder.</text:p>
          </table:table-cell>
        </table:table-row>
        <table:table-row table:style-name="Table5.1">
          <table:table-cell table:style-name="Table5.A3" office:value-type="string">
            <text:p text:style-name="P6">One level above input folder</text:p>
          </table:table-cell>
          <table:table-cell table:style-name="Table5.B3" office:value-type="string">
            <text:p text:style-name="P6">Creates the corrected result in the parent folder above the selected input folder.</text:p>
          </table:table-cell>
        </table:table-row>
        <table:table-row table:style-name="Table5.1">
          <table:table-cell table:style-name="Table5.A4" office:value-type="string">
            <text:p text:style-name="P6">One level below / child folder</text:p>
          </table:table-cell>
          <table:table-cell table:style-name="Table5.B4" office:value-type="string">
            <text:p text:style-name="P6">Creates a child folder below the selected input folder.</text:p>
          </table:table-cell>
        </table:table-row>
        <table:table-row table:style-name="Table5.1">
          <table:table-cell table:style-name="Table5.A5" office:value-type="string">
            <text:p text:style-name="P6">Custom folder</text:p>
          </table:table-cell>
          <table:table-cell table:style-name="Table5.B5" office:value-type="string">
            <text:p text:style-name="P6">Saves output to a manually selected destination.</text:p>
          </table:table-cell>
        </table:table-row>
      </table:table>
      <text:p text:style-name="Text_20_body">The default created folder name is ring_corrected.</text:p>
      <text:p text:style-name="Text_20_body">The Custom output field and Browse... button are active only when Save mode is set to Custom folder.</text:p>
      <text:h text:style-name="Heading_20_2" text:outline-level="2">Recommended practice</text:h>
      <text:p text:style-name="Text_20_body">For routine work, One level below / child folder with the default folder name ring_corrected is a practical choice. It keeps corrected data close to the raw projections while keeping the output separate from the original files. Leave Overwrite output files disabled unless you intentionally want to replace an earlier result.</text:p>
      <text:h text:style-name="Heading_20_1" text:outline-level="1">5. Algorithm section</text:h>
      <text:p text:style-name="Text_20_body">The Algorithm section contains the controls for correction mode, correction method, parameter values, and worker count.</text:p>
      <text:h text:style-name="Heading_20_2" text:outline-level="2">Mode</text:h>
      <text:p text:style-name="Text_20_body">The available Mode options are auto, intensity, and log.</text:p>
      <text:p text:style-name="Text_20_body">For most users, auto is the best starting point. Use intensity or log only when you already know the data domain and want direct control over the processing path.</text:p>
      <text:h text:style-name="Heading_20_2" text:outline-level="2">Correction method</text:h>
      <text:p text:style-name="Text_20_body">The available Correction methods are auto, algotom, repair, filtering, sorting, wavelet_fft, dead, and large. The default method is algotom.</text:p>
      <text:p text:style-name="Text_20_body">When you change the selected method, the Parameters panel updates so that only the relevant settings are shown.</text:p>
      <text:h text:style-name="Heading_20_2" text:outline-level="2">Method-specific parameters</text:h>
      <table:table table:name="Table6" table:style-name="Table6">
        <table:table-column table:style-name="Table6.A"/>
        <table:table-column table:style-name="Table6.B"/>
        <table:table-row table:style-name="Table6.1">
          <table:table-cell table:style-name="Table6.A1" office:value-type="string">
            <text:p text:style-name="P4">Method</text:p>
          </table:table-cell>
          <table:table-cell table:style-name="Table6.A1" office:value-type="string">
            <text:p text:style-name="P4">Parameters shown in the GUI</text:p>
          </table:table-cell>
        </table:table-row>
        <text:soft-page-break/>
        <table:table-row table:style-name="Table6.1">
          <table:table-cell table:style-name="Table6.A2" office:value-type="string">
            <text:p text:style-name="P6">auto</text:p>
          </table:table-cell>
          <table:table-cell table:style-name="Table6.B2" office:value-type="string">
            <text:p text:style-name="P6">Displays a note explaining that algotom is used for intensity sinograms and repair for log sinograms.</text:p>
          </table:table-cell>
        </table:table-row>
        <table:table-row table:style-name="Table6.1">
          <table:table-cell table:style-name="Table6.A3" office:value-type="string">
            <text:p text:style-name="P6">algotom</text:p>
          </table:table-cell>
          <table:table-cell table:style-name="Table6.B3" office:value-type="string">
            <text:p text:style-name="P6">SNR, la_size, sm_size, dim</text:p>
          </table:table-cell>
        </table:table-row>
        <table:table-row table:style-name="Table6.1">
          <table:table-cell table:style-name="Table6.A4" office:value-type="string">
            <text:p text:style-name="P6">repair</text:p>
          </table:table-cell>
          <table:table-cell table:style-name="Table6.B4" office:value-type="string">
            <text:p text:style-name="P6">repair_thresh, repair_max_cols</text:p>
          </table:table-cell>
        </table:table-row>
        <table:table-row table:style-name="Table6.1">
          <table:table-cell table:style-name="Table6.A5" office:value-type="string">
            <text:p text:style-name="P6">filtering</text:p>
          </table:table-cell>
          <table:table-cell table:style-name="Table6.B5" office:value-type="string">
            <text:p text:style-name="P6">filt_sigma, filt_size, filt_dim, filt_sort</text:p>
          </table:table-cell>
        </table:table-row>
        <table:table-row table:style-name="Table6.1">
          <table:table-cell table:style-name="Table6.A6" office:value-type="string">
            <text:p text:style-name="P6">sorting</text:p>
          </table:table-cell>
          <table:table-cell table:style-name="Table6.B6" office:value-type="string">
            <text:p text:style-name="P6">sort_size, sort_dim</text:p>
          </table:table-cell>
        </table:table-row>
        <table:table-row table:style-name="Table6.1">
          <table:table-cell table:style-name="Table6.A7" office:value-type="string">
            <text:p text:style-name="P6">wavelet_fft</text:p>
          </table:table-cell>
          <table:table-cell table:style-name="Table6.B7" office:value-type="string">
            <text:p text:style-name="P6">wfft_level, wfft_size, wfft_wavelet_name, wfft_window_name, wfft_sort</text:p>
          </table:table-cell>
        </table:table-row>
        <table:table-row table:style-name="Table6.1">
          <table:table-cell table:style-name="Table6.A8" office:value-type="string">
            <text:p text:style-name="P6">dead</text:p>
          </table:table-cell>
          <table:table-cell table:style-name="Table6.B8" office:value-type="string">
            <text:p text:style-name="P6">dead_snr, dead_size, dead_residual</text:p>
          </table:table-cell>
        </table:table-row>
        <table:table-row table:style-name="Table6.1">
          <table:table-cell table:style-name="Table6.A9" office:value-type="string">
            <text:p text:style-name="P6">large</text:p>
          </table:table-cell>
          <table:table-cell table:style-name="Table6.B9" office:value-type="string">
            <text:p text:style-name="P6">large_snr, large_size, large_drop_ratio, large_norm</text:p>
          </table:table-cell>
        </table:table-row>
      </table:table>
      <text:h text:style-name="Heading_20_2" text:outline-level="2">Workers</text:h>
      <text:p text:style-name="Text_20_body">Workers controls how many worker processes are used during correction. The GUI allows values from 0 to 128, with a default of 12. A value of 0 means automatic selection.</text:p>
      <text:h text:style-name="Heading_20_2" text:outline-level="2">Practical guidance</text:h>
      <text:list text:style-name="WWNum1">
        <text:list-item>
          <text:p text:style-name="P8">Mode: auto</text:p>
        </text:list-item>
        <text:list-item>
          <text:p text:style-name="P8">Correction: algotom</text:p>
        </text:list-item>
        <text:list-item>
          <text:p text:style-name="P8">Workers: 12 or fewer, depending on available system resources</text:p>
        </text:list-item>
        <text:list-item>
          <text:p text:style-name="P8">Keep the method-specific parameters at their defaults for the first test run</text:p>
        </text:list-item>
      </text:list>
      <text:p text:style-name="Text_20_body">If the first result is not satisfactory, test one correction method at a time and change only one or two parameters between runs. This makes it easier to identify which change improved or degraded the result.</text:p>
      <text:h text:style-name="Heading_20_1" text:outline-level="1">6. Run section</text:h>
      <text:p text:style-name="Text_20_body">The Run section contains the Run selected jobs button and a progress bar.</text:p>
      <text:p text:style-name="Text_20_body">When Run selected jobs is clicked, the program verifies that at least one input folder has been added, builds the job list from the queued folders, applies one shared parameter set from the current GUI settings, queues one worker per folder, and disables the run button until all queued jobs have finished.</text:p>
      <text:p text:style-name="Text_20_body">The progress bar covers three major workflow stages, which is why it is configured from 0 to 3.</text:p>
      <text:h text:style-name="Heading_20_1" text:outline-level="1">7. Log section</text:h>
      <text:p text:style-name="Text_20_body">The Log section is a read-only text panel that displays processing messages.</text:p>
      <text:list text:continue-numbering="true" text:style-name="WWNum1">
        <text:list-item>
          <text:p text:style-name="P8">Queued folders</text:p>
        </text:list-item>
        <text:list-item>
          <text:p text:style-name="P8">Progress updates</text:p>
        </text:list-item>
        <text:list-item>
          <text:p text:style-name="P8">Successful completion messages</text:p>
        </text:list-item>
        <text:list-item>
          <text:p text:style-name="P8">Errors and tracebacks</text:p>
        </text:list-item>
      </text:list>
      <text:p text:style-name="Text_20_body">When a job succeeds, the output directory is reported in the log. When a job fails, the log shows ERROR followed by the traceback text returned by the worker. After all queued jobs are complete, the program displays a final message confirming that processing has finished.</text:p>
      <text:h text:style-name="Heading_20_1" text:outline-level="1"><text:soft-page-break/>8. Typical workflows</text:h>
      <text:h text:style-name="Heading_20_2" text:outline-level="2">Scenario 1: Quick standard correction for one dataset</text:h>
      <text:list text:style-name="L1">
        <text:list-item>
          <text:p text:style-name="P9">Add the projection folder.</text:p>
        </text:list-item>
        <text:list-item>
          <text:p text:style-name="P9">Leave the Glob pattern as tomo_*.tif if the files use that naming style.</text:p>
        </text:list-item>
        <text:list-item>
          <text:p text:style-name="P9">In Output, choose One level below / child folder.</text:p>
        </text:list-item>
        <text:list-item>
          <text:p text:style-name="P9">Keep Created folder name as ring_corrected, or change it if needed.</text:p>
        </text:list-item>
        <text:list-item>
          <text:p text:style-name="P9">In Algorithm, set Mode = auto and Correction = algotom.</text:p>
        </text:list-item>
        <text:list-item>
          <text:p text:style-name="P9">Set Workers to 12 or lower if your system requires it.</text:p>
        </text:list-item>
        <text:list-item>
          <text:p text:style-name="P9">Click Run selected jobs.</text:p>
        </text:list-item>
        <text:list-item>
          <text:p text:style-name="P9">Monitor the progress bar and log messages.</text:p>
        </text:list-item>
        <text:list-item>
          <text:p text:style-name="P9">Inspect the corrected output folder when processing is complete.</text:p>
        </text:list-item>
      </text:list>
      <text:h text:style-name="Heading_20_2" text:outline-level="2">Scenario 2: Batch processing of several folders</text:h>
      <text:list text:style-name="L2">
        <text:list-item>
          <text:p text:style-name="P10">Add all required folders to the input list.</text:p>
        </text:list-item>
        <text:list-item>
          <text:p text:style-name="P10">Choose the output settings once.</text:p>
        </text:list-item>
        <text:list-item>
          <text:p text:style-name="P10">Select the correction method and parameter set.</text:p>
        </text:list-item>
        <text:list-item>
          <text:p text:style-name="P10">Click Run selected jobs.</text:p>
        </text:list-item>
      </text:list>
      <text:p text:style-name="Text_20_body">Each folder becomes a separate job, but every job uses the same algorithm and output settings that were active when the run started.</text:p>
      <text:h text:style-name="Heading_20_2" text:outline-level="2">Scenario 3: Files are stored in subfolders</text:h>
      <text:list text:style-name="L3">
        <text:list-item>
          <text:p text:style-name="P11">Add the main folder.</text:p>
        </text:list-item>
        <text:list-item>
          <text:p text:style-name="P11">Enable Recursive.</text:p>
        </text:list-item>
        <text:list-item>
          <text:p text:style-name="P11">Confirm that the Glob pattern matches the projection files.</text:p>
        </text:list-item>
        <text:list-item>
          <text:p text:style-name="P11">Run the job normally.</text:p>
        </text:list-item>
      </text:list>
      <text:h text:style-name="Heading_20_2" text:outline-level="2">Scenario 4: Compare different correction methods</text:h>
      <text:list text:style-name="L4">
        <text:list-item>
          <text:p text:style-name="P12">Process the same dataset multiple times.</text:p>
        </text:list-item>
        <text:list-item>
          <text:p text:style-name="P12">Use a different output folder name for each run, such as ring_corrected_algotom, ring_corrected_wavelet, or ring_corrected_filtering.</text:p>
        </text:list-item>
        <text:list-item>
          <text:p text:style-name="P12">Change only one major setting between runs.</text:p>
        </text:list-item>
        <text:list-item>
          <text:p text:style-name="P12">Compare the outputs visually.</text:p>
        </text:list-item>
      </text:list>
      <text:h text:style-name="Heading_20_2" text:outline-level="2">Scenario 5: Keep intermediate files for inspection</text:h>
      <text:list text:style-name="L5">
        <text:list-item>
          <text:p text:style-name="P13">Enable Keep temporary sinogram files.</text:p>
        </text:list-item>
        <text:list-item>
          <text:p text:style-name="P13">Run the job.</text:p>
        </text:list-item>
        <text:list-item>
          <text:p text:style-name="P13">Inspect the preserved temporary files after processing.</text:p>
        </text:list-item>
      </text:list>
      <text:h text:style-name="Heading_20_1" text:outline-level="1">9. Suggestions for choosing methods</text:h>
      <text:p text:style-name="Text_20_body">A practical starting order for <text:span text:style-name="T1">most cases</text:span> is:</text:p>
      <text:list text:continue-list="list3343775966" text:style-name="WWNum5">
        <text:list-header>
          <text:p text:style-name="P7">algotom</text:p>
          <text:p text:style-name="P7">wavelet_fft</text:p>
          <text:p text:style-name="P7">filtering</text:p>
          <text:p text:style-name="P7">sorting</text:p>
          <text:p text:style-name="P7">dead or large for more specific stripe behaviour</text:p>
          <text:p text:style-name="P7"><text:soft-page-break/>repair when working in log-type conditions or when testing the dedicated repair path</text:p>
          <text:p text:style-name="P7">auto when you want the program to choose between algotom and repair based on the detected domain</text:p>
        </text:list-header>
      </text:list>
      <text:p text:style-name="Text_20_body">This order is a usage recommendation based on the options available in the GUI and the method names presented in the interface. It is not a fixed rule enforced by the program.</text:p>
      <text:h text:style-name="Heading_20_1" text:outline-level="1">10. Troubleshooting</text:h>
      <table:table table:name="Table7" table:style-name="Table7">
        <table:table-column table:style-name="Table7.A"/>
        <table:table-column table:style-name="Table7.B"/>
        <table:table-row table:style-name="Table7.1">
          <table:table-cell table:style-name="Table7.A1" office:value-type="string">
            <text:p text:style-name="P4">Issue</text:p>
          </table:table-cell>
          <table:table-cell table:style-name="Table7.A1" office:value-type="string">
            <text:p text:style-name="P4">Action</text:p>
          </table:table-cell>
        </table:table-row>
        <table:table-row table:style-name="Table7.1">
          <table:table-cell table:style-name="Table7.A2" office:value-type="string">
            <text:p text:style-name="P6">No input added</text:p>
          </table:table-cell>
          <table:table-cell table:style-name="Table7.B2" office:value-type="string">
            <text:p text:style-name="P6">Add at least one projection folder before clicking Run selected jobs.</text:p>
          </table:table-cell>
        </table:table-row>
        <table:table-row table:style-name="Table7.1">
          <table:table-cell table:style-name="Table7.A3" office:value-type="string">
            <text:p text:style-name="P6">Nothing found in folder</text:p>
          </table:table-cell>
          <table:table-cell table:style-name="Table7.B3" office:value-type="string">
            <text:p text:style-name="P6">Check the Glob pattern first. The default is tomo_*.tif.</text:p>
          </table:table-cell>
        </table:table-row>
        <table:table-row table:style-name="Table7.1">
          <table:table-cell table:style-name="Table7.A4" office:value-type="string">
            <text:p text:style-name="P6">Output already exists</text:p>
          </table:table-cell>
          <table:table-cell table:style-name="Table7.B4" office:value-type="string">
            <text:p text:style-name="P6">Enable Overwrite output files only when you intend to replace older results.</text:p>
          </table:table-cell>
        </table:table-row>
        <table:table-row table:style-name="Table7.1">
          <table:table-cell table:style-name="Table7.A5" office:value-type="string">
            <text:p text:style-name="P6">Job fails</text:p>
          </table:table-cell>
          <table:table-cell table:style-name="Table7.B5" office:value-type="string">
            <text:p text:style-name="P6">Read the Log panel. Error tracebacks are shown there when an exception occurs.</text:p>
          </table:table-cell>
        </table:table-row>
        <table:table-row table:style-name="Table7.1">
          <table:table-cell table:style-name="Table7.A6" office:value-type="string">
            <text:p text:style-name="P6">Too many workers</text:p>
          </table:table-cell>
          <table:table-cell table:style-name="Table7.B6" office:value-type="string">
            <text:p text:style-name="P6">Reduce the Workers value if the computer becomes slow or unstable. The default is 12; 0 means automatic.</text:p>
          </table:table-cell>
        </table:table-row>
      </table:table>
      <text:h text:style-name="Heading_20_1" text:outline-level="1">11. Everyday quick-start</text:h>
      <text:p text:style-name="Text_20_body">For routine use, follow this sequence:</text:p>
      <text:list text:style-name="L6">
        <text:list-item>
          <text:p text:style-name="P14">Add one or more projection folders.</text:p>
        </text:list-item>
        <text:list-item>
          <text:p text:style-name="P14">Leave the Glob pattern as tomo_*.tif unless your files use a different name.</text:p>
        </text:list-item>
        <text:list-item>
          <text:p text:style-name="P14">Save the output into a child folder.</text:p>
        </text:list-item>
        <text:list-item>
          <text:p text:style-name="P14">Use Mode = auto.</text:p>
        </text:list-item>
        <text:list-item>
          <text:p text:style-name="P14">Start with Correction = algotom.</text:p>
        </text:list-item>
        <text:list-item>
          <text:p text:style-name="P14">Keep the default parameters for the first run.</text:p>
        </text:list-item>
        <text:list-item>
          <text:p text:style-name="P14">Run the job.</text:p>
        </text:list-item>
        <text:list-item>
          <text:p text:style-name="P14">Read the log and compare the corrected results.</text:p>
        </text:list-item>
      </text:list>
      <text:p text:style-name="Standard"/>
      <text:p text:style-name="P15">Default GUI values referenced in this manual: Correction = algotom; Workers = 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Aptos" fo:font-family="Aptos" style:font-family-generic="roman" style:font-pitch="variable" fo:font-size="10.5pt" style:font-size-asian="10.5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555in" style:contextual-spacing="false" fo:line-height="100%"/>
      <style:text-properties style:font-name="Aptos" fo:font-family="Aptos" style:font-family-generic="roman" style:font-pitch="variable" fo:font-size="10.5pt" style:font-size-asian="10.5pt"/>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139in" fo:margin-bottom="0.0555in" style:contextual-spacing="false" fo:keep-together="always" fo:keep-with-next="always"/>
      <style:text-properties fo:color="#1f4e79" loext:opacity="100%"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0555in" style:contextual-spacing="false" fo:keep-together="always" fo:keep-with-next="always"/>
      <style:text-properties fo:color="#1f4e79" loext:opacity="100%" style:font-name="Calibri" fo:font-family="Calibri" style:font-family-generic="roman" style:font-pitch="variable" fo:font-size="12.5pt" fo:font-weight="bold" style:font-name-asian="ＭＳ ゴシック" style:font-family-asian="'ＭＳ ゴシック'" style:font-family-generic-asian="system" style:font-pitch-asian="variable" style:font-size-asian="12.5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0555in" style:contextual-spacing="false" fo:keep-together="always" fo:keep-with-next="always"/>
      <style:text-properties fo:color="#3e5f7d" loext:opacity="100%" style:font-name="Calibri" fo:font-family="Calibri"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7874in" fo:margin-bottom="0.7083in" fo:margin-left="0.8661in" fo:margin-right="0.866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3</meta:editing-cycles>
    <meta:creation-date>2013-12-23T23:15:00</meta:creation-date>
    <dc:date>2026-04-21T09:45:23.779309400</dc:date>
    <meta:editing-duration>PT57M25S</meta:editing-duration>
    <meta:generator>LibreOffice/25.8.5.2$Windows_X86_64 LibreOffice_project/9c8b85f387cc00a89945a79c9e6239f32e450ac2</meta:generator>
    <meta:document-statistic meta:table-count="7" meta:image-count="0" meta:object-count="0" meta:page-count="6" meta:paragraph-count="182" meta:word-count="1467" meta:character-count="9065" meta:non-whitespace-character-count="7825"/>
    <meta:user-defined meta:name="AppVersion">14.0000</meta:user-defined>
    <meta:template xlink:type="simple" xlink:actuate="onRequest" xlink:title="Normal.dotm" xlink:href=""/>
  </office:meta>
</office:document-meta>
</file>